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4b4a" officeooo:paragraph-rsid="00104b4a"/>
    </style:style>
    <style:style style:name="P2" style:family="paragraph" style:parent-style-name="Standard" style:list-style-name="L1">
      <style:text-properties officeooo:rsid="00104b4a" officeooo:paragraph-rsid="00104b4a"/>
    </style:style>
    <style:style style:name="P3" style:family="paragraph" style:parent-style-name="Standard" style:list-style-name="L1">
      <style:text-properties officeooo:rsid="00120391" officeooo:paragraph-rsid="00120391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</text:p>
      <text:p text:style-name="P1"/>
      <text:list xml:id="list6941439305091732401" text:style-name="L1">
        <text:list-item>
          <text:p text:style-name="P2"><text:span text:style-name="T1">Paper, Figure 1B versus Figure 1C</text:span>. For the ChIP-signal p-value, is it 10*-log10(pval) or just -log10(pval)?</text:p>
        </text:list-item>
        <text:list-item>
          <text:p text:style-name="P3"><text:span text:style-name="T1">Code.</text:span> Are the poisson model values averaged across the different experiments for the same Tfs, since the final ChIP-seq confidence score matrix only has one column for each TF, but there are multiple experiments noted in mm4.xlsx?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5:02:47.533114625</meta:creation-date>
    <dc:date>2017-02-25T16:05:21.175172565</dc:date>
    <meta:editing-duration>PT3M4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57" meta:character-count="352" meta:non-whitespace-character-count="301"/>
  </office:meta>
</office:document-meta>
</file>